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d89bb" officeooo:paragraph-rsid="000d89bb"/>
    </style:style>
    <style:style style:name="T1" style:family="text">
      <style:text-properties officeooo:rsid="000e59c3"/>
    </style:style>
    <style:style style:name="T2" style:family="text">
      <style:text-properties officeooo:rsid="0011ec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gura 1 – A:</text:p>
      <text:p text:style-name="P1">Mostra a abundância de cada peptídeo precursor ao longo do tempo de retenção (RT).</text:p>
      <text:p text:style-name="P1"/>
      <text:p text:style-name="P1">Figura 1 – B:</text:p>
      <text:p text:style-name="P1">Mostra qual o m/z de cada peptídeo precursor ao longo do tempo de retenção (RT).</text:p>
      <text:p text:style-name="P1"><text:tab/></text:p>
      <text:p text:style-name="P1">Figura 2:</text:p>
      <text:p text:style-name="P1">Relaciona <text:span text:style-name="T1">o número de proteínas </text:span><text:span text:style-name="T2">com o log2(MS1 Area)</text:span></text:p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9T16:51:49.027656656</dc:date>
    <meta:editing-duration>PT25M30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8" meta:word-count="46" meta:character-count="251" meta:non-whitespace-character-count="207"/>
  </office:meta>
</office:document-meta>
</file>